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Minecraft Rus" svg:font-family="'Minecraft Ru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">
      <style:table-properties style:width="17cm" style:page-number="auto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0.612cm"/>
    </style:style>
    <style:style style:name="Таблица1.A1" style:family="table-cell">
      <style:table-cell-properties style:writing-mode="pag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reak-before="page" fo:background-color="transparent">
        <style:tab-stops/>
      </style:paragraph-properties>
      <style:text-properties fo:language="ru" fo:country="RU" officeooo:rsid="0019b37a" officeooo:paragraph-rsid="0019b37a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language="ru" fo:country="RU" officeooo:rsid="0016e1d6" officeooo:paragraph-rsid="0016e1d6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ru" fo:country="RU" officeooo:rsid="0016e1d6" officeooo:paragraph-rsid="0016e1d6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16e1d6" officeooo:paragraph-rsid="0016e1d6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4.9cm" style:auto-text-indent="false" fo:background-color="transparent" text:number-lines="false" text:line-number="0">
        <style:tab-stops/>
      </style:paragraph-properties>
      <style:text-properties officeooo:rsid="0018b194" officeooo:paragraph-rsid="0018b1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3"/>
      <text:p text:style-name="P3">Отчёт по дисциплине</text:p>
      <text:p text:style-name="P3">«Маркетинг программных продуктов и услуг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Принял</text:p>
            <text:p text:style-name="P4"/>
          </table:table-cell>
          <table:table-cell table:style-name="Таблица1.A1" office:value-type="string">
            <text:p text:style-name="P5">Выполнили</text:p>
            <text:p text:style-name="P5">ст. гр. 850701</text:p>
            <text:p text:style-name="P5">Балюк П. В.,</text:p>
            <text:p text:style-name="P5">Гапоненко А. А.,</text:p>
            <text:p text:style-name="P5">Дейлид Р. В.,</text:p>
            <text:p text:style-name="P5">Филипцов Д. А.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Minecraft Rus" svg:font-family="'Minecraft Ru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16:24:34.691000000</meta:creation-date>
    <meta:generator>LibreOffice/7.1.6.2$Windows_X86_64 LibreOffice_project/0e133318fcee89abacd6a7d077e292f1145735c3</meta:generator>
    <dc:date>2021-12-14T16:51:58.605000000</dc:date>
    <meta:editing-duration>PT3M48S</meta:editing-duration>
    <meta:editing-cycles>2</meta:editing-cycles>
    <meta:document-statistic meta:table-count="1" meta:image-count="0" meta:object-count="0" meta:page-count="2" meta:paragraph-count="9" meta:word-count="25" meta:character-count="144" meta:non-whitespace-character-count="128"/>
  </office:meta>
</office:document-meta>
</file>